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74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9917in"/>
    </style:style>
    <style:style style:name="co4" style:family="table-column">
      <style:table-column-properties fo:break-before="auto" style:column-width="2.702in"/>
    </style:style>
    <style:style style:name="co5" style:family="table-column">
      <style:table-column-properties fo:break-before="auto" style:column-width="4.699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5429in"/>
    </style:style>
    <style:style style:name="co8" style:family="table-column">
      <style:table-column-properties fo:break-before="auto" style:column-width="1.3811in"/>
    </style:style>
    <style:style style:name="co9" style:family="table-column">
      <style:table-column-properties fo:break-before="auto" style:column-width="5.8161in"/>
    </style:style>
    <style:style style:name="co10" style:family="table-column">
      <style:table-column-properties fo:break-before="auto" style:column-width="5.5819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4.9138in"/>
    </style:style>
    <style:style style:name="co13" style:family="table-column">
      <style:table-column-properties fo:break-before="auto" style:column-width="1.9382in"/>
    </style:style>
    <style:style style:name="co14" style:family="table-column">
      <style:table-column-properties fo:break-before="auto" style:column-width="1.7374in"/>
    </style:style>
    <style:style style:name="co15" style:family="table-column">
      <style:table-column-properties fo:break-before="auto" style:column-width="2.7965in"/>
    </style:style>
    <style:style style:name="co16" style:family="table-column">
      <style:table-column-properties fo:break-before="auto" style:column-width="3.5543in"/>
    </style:style>
    <style:style style:name="co17" style:family="table-column">
      <style:table-column-properties fo:break-before="auto" style:column-width="2.15in"/>
    </style:style>
    <style:style style:name="co18" style:family="table-column">
      <style:table-column-properties fo:break-before="auto" style:column-width="2.4283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4.9244in"/>
    </style:style>
    <style:style style:name="co21" style:family="table-column">
      <style:table-column-properties fo:break-before="auto" style:column-width="2.9965in"/>
    </style:style>
    <style:style style:name="co22" style:family="table-column">
      <style:table-column-properties fo:break-before="auto" style:column-width="2.7071in"/>
    </style:style>
    <style:style style:name="co23" style:family="table-column">
      <style:table-column-properties fo:break-before="auto" style:column-width="5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1.7283in" fo:break-before="auto" style:use-optimal-row-height="fals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5244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ro7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color="#069a2e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ext-properties fo:color="#5983b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eldRadi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2920_7451Metric_Pad2.10x5.45mm_HandSolder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2012-2Pin_2.0x1.2mm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Crystal:Crystal_SMD_Abracon_ABM8G-4Pin_3.2x2.5mm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apacitor" table:style-name="ta1" table:print-ranges="capacitor.A1:capacitor.D70">
        <table:table-column table:style-name="co7" table:default-cell-style-name="Default"/>
        <table:table-column table:style-name="co6" table:default-cell-style-name="ce2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" office:value-type="string" calcext:value-type="string">
            <text:p>C1, C114, C142, C15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3">
          <table:table-cell table:style-name="ce1" office:value-type="string" calcext:value-type="string">
            <text:p>C2, C4, C36, C42, C43, C44, C46, C54, C58, C59, C62, C63, C64, C66, C72, C74, C76, C77, C79, C80, C83, C84, C86, C105, C107, C109, C110, C111, C112, C113, C115, C116, C117, C118, C119, C123, C124, C125, C126, C127, C128, C129, C130, C131, C132, C136, C139, C140, C141, C143, C147, C148, C149, C150, C154, C156, C163, C164, C166, C183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4">
          <table:table-cell table:style-name="ce1" office:value-type="string" calcext:value-type="string">
            <text:p>C3, C39, C45, C47, C48, C49, C55, C56, C106, C135, C138, C144, C165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5, C6, C8, C9, C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table:style-name="ce1" office:value-type="string" calcext:value-type="string">
            <text:p>C7, C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table:style-name="ce1"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8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5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4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4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9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8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4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7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6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p</text:p>
          </table:table-cell>
          <table:table-cell table:style-name="ce4" office:value-type="string" calcext:value-type="string">
            <text:p>Capacitor_SMD:C_1206_3216Metric_Pad1.33x1.80mm_HandSolder</text:p>
          </table:table-cell>
        </table:table-row>
        <table:table-row table:style-name="ro1">
          <table:table-cell table:style-name="ce1" office:value-type="string" calcext:value-type="string">
            <text:p>C3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table:style-name="ce1" office:value-type="string" calcext:value-type="string">
            <text:p>C4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4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p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50, C133, C134, C17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5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53, C13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57, C6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 table:style-name="ce1" office:value-type="string" calcext:value-type="string">
            <text:p>C60, C61, C67, C68, C69, C7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u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71, C7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table:style-name="ce1" office:value-type="string" calcext:value-type="string">
            <text:p>C73, C8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table:style-name="ce1" office:value-type="string" calcext:value-type="string">
            <text:p>C8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table:style-name="ce1" office:value-type="string" calcext:value-type="string">
            <text:p>C85, C8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88, C9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table:style-name="ce1" office:value-type="string" calcext:value-type="string">
            <text:p>C9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93, C10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94, C1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6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95, C1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7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96, C1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4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9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9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9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pF</text:p>
          </table:table-cell>
          <table:table-cell table:style-name="ce5" office:value-type="string" calcext:value-type="string">
            <text:p>Capacitor_SMD:C_0805_2012Metric_Pad1.18x1.45mm_HandSolder</text:p>
          </table:table-cell>
        </table:table-row>
        <table:table-row table:style-name="ro1">
          <table:table-cell table:style-name="ce1" office:value-type="string" calcext:value-type="string">
            <text:p>C1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21, C1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45, C14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53, C15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7.5mm_P2.50mm</text:p>
          </table:table-cell>
        </table:table-row>
        <table:table-row table:style-name="ro1">
          <table:table-cell table:style-name="ce1" office:value-type="string" calcext:value-type="string">
            <text:p>C1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59, C168, C174, C177, C18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60, C169, C175, C18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3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9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67, C17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7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7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6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7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7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7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>
          <table:table-cell table:style-name="ce1" office:value-type="string" calcext:value-type="string">
            <text:p>C18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table:style-name="ce3" office:value-type="string" calcext:value-type="string">
            <text:p>Capacitor_SMD:C_0603_1608Metric_Pad1.08x0.95mm_HandSolder</text:p>
          </table:table-cell>
        </table:table-row>
        <table:table-row table:style-name="ro1" table:number-rows-repeated="104850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sistor" table:style-name="ta1">
        <table:table-column table:style-name="co10" table:default-cell-style-name="Default"/>
        <table:table-column table:style-name="co6" table:default-cell-style-name="ce2"/>
        <table:table-column table:style-name="co11" table:default-cell-style-name="ce6"/>
        <table:table-column table:style-name="co12" table:default-cell-style-name="Default"/>
        <table:table-row table:style-name="ro1">
          <table:table-cell table:style-name="ce1" office:value-type="string" calcext:value-type="string">
            <text:p>R2, R3, R5, R6, R9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5">
          <table:table-cell table:style-name="ce1" office:value-type="string" calcext:value-type="string">
            <text:p>R7, R10, R41, R43, R45, R46, R47, R48, R49, R51, R53, R54, R55, R57, R59, R60, R63, R68, R69, R71, R72, R73, R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4">
          <table:table-cell table:style-name="ce1" office:value-type="string" calcext:value-type="string">
            <text:p>R11, R27, R29, R37, R38, R39, R64, R65, R133, R134, R135, R136, R142, R32, R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2">
          <table:table-cell table:style-name="ce1" office:value-type="string" calcext:value-type="string">
            <text:p>R12, R14, R15, R16, R78, R81, 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6">
          <table:table-cell table:style-name="ce1" office:value-type="string" calcext:value-type="string">
            <text:p>R13, R17, R18, R19, R20, R21, R22, R23, R24, R25, R26, R28, R79, R80, R82, R83, R84, R85, R86, R87, R88, R112, R66, R67, R143, R144, R145, R146,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35, R74, R15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42,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2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52, R15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5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1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70, 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77,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6">
          <table:table-cell table:style-name="ce1" office:value-type="string" calcext:value-type="string">
            <text:p>R90, R95, R97, R99, R101, R103, R105, R107, R109, R114, R116, R118, R121, R123, R124, R126, R128, R130, R132, R1, R4, R8, R36, R61, R62, R139, R159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2">
          <table:table-cell table:style-name="ce1" office:value-type="string" calcext:value-type="string">
            <text:p>R91,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4">
          <table:table-cell table:style-name="ce1" office:value-type="string" calcext:value-type="string">
            <text:p>R92, R94, R96, R98, R100, R104, R108, R113, R115, R117, R119, R102, R106, R120, R122, R125, R127, R129, R131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table:style-name="ce1" office:value-type="string" calcext:value-type="string">
            <text:p>R110, R1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table:style-name="ce1" office:value-type="string" calcext:value-type="string">
            <text:p>R137, R138, R9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40, R141, R17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47, R148,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4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5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5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53, R16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54, 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5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0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0, 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6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4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7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8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6, 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6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71, R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09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 office:value-type="string" calcext:value-type="string">
            <text:p>R172, 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_THT:Potentiometer_Bourns_3296W_Vertical</text:p>
          </table:table-cell>
        </table:table-row>
        <table:table-row table:style-name="ro1">
          <table:table-cell table:style-name="ce1" office:value-type="string" calcext:value-type="string">
            <text:p>RV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otentiometer</text:p>
          </table:table-cell>
          <table:table-cell office:value-type="string" calcext:value-type="string">
            <text:p>Potentiometer_THT:Potentiometer_Bourns_3386C_Horizontal</text:p>
          </table:table-cell>
        </table:table-row>
        <table:table-row table:style-name="ro1">
          <table:table-cell table:style-name="ce1" office:value-type="string" calcext:value-type="string">
            <text:p>V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96W-1-505LF</text:p>
          </table:table-cell>
          <table:table-cell office:value-type="string" calcext:value-type="string">
            <text:p>Potentiometer_THT:Potentiometer_Bourns_3296W_Vertical</text:p>
          </table:table-cell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C" table:style-name="ta1">
        <table:table-column table:style-name="co13" table:default-cell-style-name="ce1"/>
        <table:table-column table:style-name="co6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office:value-type="string" calcext:value-type="string">
            <text:p>D1, D2, D5, D6, D7, D8, D9, D10, D11, D12, D13, D14, D15, D19, D20, D21, D22, D23, D24, D25, D26,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1000V 1A General Purpose Rectifier Diode, DO-41</text:p>
          </table:table-cell>
        </table:table-row>
        <table:table-row table:style-name="ro2">
          <table:table-cell office:value-type="string" calcext:value-type="string">
            <text:p>D3, D4, D16, D17, D18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100V 0.3A Small Signal Fast Switching Diode, DO-35</text:p>
          </table:table-cell>
        </table:table-row>
        <table:table-row table:style-name="ro2">
          <table:table-cell office:value-type="string" calcext:value-type="string">
            <text:p>IC1, IC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CC27517DBVR</text:p>
          </table:table-cell>
          <table:table-cell office:value-type="string" calcext:value-type="string">
            <text:p>SamacSys_Parts:SOT95P280X145-5N</text:p>
          </table:table-cell>
          <table:table-cell office:value-type="string" calcext:value-type="string">
            <text:p>4A/4A Single Channel High-speed Low-side Gate Driver</text:p>
          </table:table-cell>
        </table:table-row>
        <table:table-row table:style-name="ro2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LVC1G04DBVT</text:p>
          </table:table-cell>
          <table:table-cell office:value-type="string" calcext:value-type="string">
            <text:p>Package_TO_SOT_SMD:SOT-23-5_HandSoldering</text:p>
          </table:table-cell>
          <table:table-cell/>
        </table:table-row>
        <table:table-row table:style-name="ro2">
          <table:table-cell office:value-type="string" calcext:value-type="string">
            <text:p>IC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AUP2G79DCUR</text:p>
          </table:table-cell>
          <table:table-cell office:value-type="string" calcext:value-type="string">
            <text:p>Package_SO:VSSOP-8_2.3x2mm_P0.5mm</text:p>
          </table:table-cell>
          <table:table-cell/>
        </table:table-row>
        <table:table-row table:style-name="ro2">
          <table:table-cell office:value-type="string" calcext:value-type="string">
            <text:p>IC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5A23157</text:p>
          </table:table-cell>
          <table:table-cell office:value-type="string" calcext:value-type="string">
            <text:p>Package_SO:VSSOP-10_3x3mm_P0.5mm</text:p>
          </table:table-cell>
          <table:table-cell/>
        </table:table-row>
        <table:table-row table:style-name="ro2">
          <table:table-cell office:value-type="string" calcext:value-type="string">
            <text:p>IC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CBTLV3253</text:p>
          </table:table-cell>
          <table:table-cell office:value-type="string" calcext:value-type="string">
            <text:p>Package_SO:TSSOP-16_4.4x5mm_P0.65mm</text:p>
          </table:table-cell>
          <table:table-cell/>
        </table:table-row>
        <table:table-row table:style-name="ro2">
          <table:table-cell office:value-type="string" calcext:value-type="string">
            <text:p>IC7, IC8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A821ID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Instrumentation Amplifiers Precision Low Power INA</text:p>
          </table:table-cell>
        </table:table-row>
        <table:table-row table:style-name="ro2">
          <table:table-cell office:value-type="string" calcext:value-type="string">
            <text:p>Q1, Q2, Q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PN transistor, base/emitter/collector</text:p>
          </table:table-cell>
        </table:table-row>
        <table:table-row table:style-name="ro2">
          <table:table-cell office:value-type="string" calcext:value-type="string">
            <text:p>Q3, Q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V240SP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P-MOSFET transistor, gate/source/drain</text:p>
          </table:table-cell>
        </table:table-row>
        <table:table-row table:style-name="ro2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-MOSFET transistor, gate/source/drain</text:p>
          </table:table-cell>
        </table:table-row>
        <table:table-row table:style-name="ro4">
          <table:table-cell office:value-type="string" calcext:value-type="string">
            <text:p>Q7, Q8, Q9, Q10, Q11, Q14, Q15, Q16, Q17, Q1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-3</text:p>
          </table:table-cell>
          <table:table-cell office:value-type="string" calcext:value-type="string">
            <text:p>N-MOSFET transistor, gate/source/drain</text:p>
          </table:table-cell>
        </table:table-row>
        <table:table-row table:style-name="ro2">
          <table:table-cell office:value-type="string" calcext:value-type="string">
            <text:p>Q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N10H220LPDW</text:p>
          </table:table-cell>
          <table:table-cell office:value-type="string" calcext:value-type="string">
            <text:p>Q_Dual_NMOS_S1G1S2G2D2D2D1D1_1</text:p>
          </table:table-cell>
          <table:table-cell office:value-type="string" calcext:value-type="string">
            <text:p>SamacSys_Parts:DMN10H220LPDW13</text:p>
          </table:table-cell>
          <table:table-cell office:value-type="string" calcext:value-type="string">
            <text:p>Dual NMOS transistor, 8 pin package</text:p>
          </table:table-cell>
        </table:table-row>
        <table:table-row table:style-name="ro2">
          <table:table-cell office:value-type="string" calcext:value-type="string">
            <text:p>Q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S1C301ET4G</text:p>
          </table:table-cell>
          <table:table-cell office:value-type="string" calcext:value-type="string">
            <text:p>Q_NPN_BCEC</text:p>
          </table:table-cell>
          <table:table-cell office:value-type="string" calcext:value-type="string">
            <text:p>Package_TO_SOT_SMD:TO-252-3_TabPin4</text:p>
          </table:table-cell>
          <table:table-cell office:value-type="string" calcext:value-type="string">
            <text:p>NPN transistor, base/collector/emitter, collector connected to mounting plane</text:p>
          </table:table-cell>
        </table:table-row>
        <table:table-row table:style-name="ro2">
          <table:table-cell office:value-type="string" calcext:value-type="string">
            <text:p>Q1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FET-NCHANNELBSS138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2">
          <table:table-cell office:value-type="string" calcext:value-type="string">
            <text:p>Q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9</text:p>
          </table:table-cell>
          <table:table-cell office:value-type="string" calcext:value-type="string">
            <text:p>Q_NJFET_DSG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-JFET transistor, drain/source/gate</text:p>
          </table:table-cell>
        </table:table-row>
        <table:table-row table:style-name="ro2">
          <table:table-cell office:value-type="string" calcext:value-type="string">
            <text:p>Q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9540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P-MOSFET transistor, gate/drain/source</text:p>
          </table:table-cell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35-5.0YM5</text:p>
          </table:table-cell>
          <table:table-cell office:value-type="string" calcext:value-type="string">
            <text:p>MIC5205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 low dropout linear regulator, fixed 3.3V output, SOT-23-5</text:p>
          </table:table-cell>
        </table:table-row>
        <table:table-row table:style-name="ro2">
          <table:table-cell office:value-type="string" calcext:value-type="string">
            <text:p>U2, U3, U4, U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PA167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Distortion Audio Operational Amplifiers, SOIC-8/VSSOP-8</text:p>
          </table:table-cell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86</text:p>
          </table:table-cell>
          <table:table-cell office:value-type="string" calcext:value-type="string">
            <text:p>Package_DIP:DIP-8_W10.16mm_LongPads</text:p>
          </table:table-cell>
          <table:table-cell office:value-type="string" calcext:value-type="string">
            <text:p>Low Voltage Audio Power Amplifier, DIP-8/SOIC-8/SSOP-8</text:p>
          </table:table-cell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5219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 low dropout linear regulator, fixed 3.3V output, SOT-23-5</text:p>
          </table:table-cell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5351A-B-GT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I2C Programmable Any-Frequency CMOS Clock Generator, MSOP-8</text:p>
          </table:table-cell>
        </table:table-row>
        <table:table-row table:style-name="ro2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1802x-xx02x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, Tiny CMOS LDO With Shutdown, Fixed Voltage, SOT-23-5</text:p>
          </table:table-cell>
        </table:table-row>
        <table:table-row table:style-name="ro2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085-5.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3A 25V Linear Regulator, Fixed Output 5.0V, TO-220/TO-263</text:p>
          </table:table-cell>
        </table:table-row>
        <table:table-row table:style-name="ro2">
          <table:table-cell office:value-type="string" calcext:value-type="string">
            <text:p>U11, U12, U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PA167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-Distortion Audio Operational Amplifiers, SOIC-14/TSSOP-14</text:p>
          </table:table-cell>
        </table:table-row>
        <table:table-row table:style-name="ro2">
          <table:table-cell office:value-type="string" calcext:value-type="string">
            <text:p>U$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679IDR</text:p>
          </table:table-cell>
          <table:table-cell office:value-type="string" calcext:value-type="string">
            <text:p>OPA1679IDR_2</text:p>
          </table:table-cell>
          <table:table-cell office:value-type="string" calcext:value-type="string">
            <text:p>Package_SO:SOIC-14_3.9x8.7mm_P1.27mm</text:p>
          </table:table-cell>
          <table:table-cell/>
        </table:table-row>
        <table:table-row table:style-name="ro2">
          <table:table-cell office:value-type="string" calcext:value-type="string">
            <text:p>U$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5A23157</text:p>
          </table:table-cell>
          <table:table-cell office:value-type="string" calcext:value-type="string">
            <text:p>Package_SO:VSSOP-10_3x3mm_P0.5mm</text:p>
          </table:table-cell>
          <table:table-cell/>
        </table:table-row>
        <table:table-row table:style-name="ro2">
          <table:table-cell office:value-type="string" calcext:value-type="string">
            <text:p>U$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678</text:p>
          </table:table-cell>
          <table:table-cell office:value-type="string" calcext:value-type="string">
            <text:p>LM4562_1</text:p>
          </table:table-cell>
          <table:table-cell office:value-type="string" calcext:value-type="string">
            <text:p>Package_SO:SOIC-8_3.9x4.9mm_P1.27mm</text:p>
          </table:table-cell>
          <table:table-cell/>
        </table:table-row>
        <table:table-row table:style-name="ro2">
          <table:table-cell office:value-type="string" calcext:value-type="string">
            <text:p>U$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P430FR2476TPT</text:p>
          </table:table-cell>
          <table:table-cell office:value-type="string" calcext:value-type="string">
            <text:p>Package_QFP:LQFP-48_7x7mm_P0.5mm</text:p>
          </table:table-cell>
          <table:table-cell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ductor" table:style-name="ta1">
        <table:table-column table:style-name="co18" table:default-cell-style-name="Default"/>
        <table:table-column table:style-name="co6" table:default-cell-style-name="ce2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row table:style-name="ro5">
          <table:table-cell table:style-name="ce1" office:value-type="string" calcext:value-type="string">
            <text:p>L1, L2, L3, L4, L5, L6, L12, L23, L24, L25, L27, L28, L37, L39, L40, L41, L42, L43, L44, L45, L46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78148E1473J000</text:p>
          </table:table-cell>
          <table:table-cell office:value-type="string" calcext:value-type="string">
            <text:p>B78148E</text:p>
          </table:table-cell>
          <table:table-cell office:value-type="string" calcext:value-type="string">
            <text:p>Leaded Inductors (Leaded Coils), L=47uH <text:s/>Rated Current=0.95A, Radial DxL:4mmx9.5mm</text:p>
          </table:table-cell>
        </table:table-row>
        <table:table-row table:style-name="ro1">
          <table:table-cell table:style-name="ce1" office:value-type="string" calcext:value-type="string">
            <text:p>L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8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4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3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2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1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2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7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Ferrite_Coupled</text:p>
          </table:table-cell>
          <table:table-cell office:value-type="string" calcext:value-type="string">
            <text:p>Transformer_THT:Transformer_Toroid_Horizontal_D14.0mm_Amidon-T50</text:p>
          </table:table-cell>
          <table:table-cell office:value-type="string" calcext:value-type="string">
            <text:p>Coupled inductor with ferrite core</text:p>
          </table:table-cell>
        </table:table-row>
        <table:table-row table:style-name="ro1">
          <table:table-cell table:style-name="ce1" office:value-type="string" calcext:value-type="string">
            <text:p>L29, L3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1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30, L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31, L3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2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L32, L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6nH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</table:table-row>
        <table:table-row table:style-name="ro1">
          <table:table-cell table:style-name="ce1" office:value-type="string" calcext:value-type="string">
            <text:p>T1,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1:1</text:p>
          </table:table-cell>
          <table:table-cell office:value-type="string" calcext:value-type="string">
            <text:p>Transformer_THT:Transformer_Toroid_Horizontal_D14.0mm_Amidon-T50</text:p>
          </table:table-cell>
          <table:table-cell office:value-type="string" calcext:value-type="string">
            <text:p>Transformer, single primary, single secondary</text:p>
          </table:table-cell>
        </table:table-row>
        <table:table-row table:style-name="ro1">
          <table:table-cell table:style-name="ce1" office:value-type="string" calcext:value-type="string">
            <text:p>T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0-TRIFILAR</text:p>
          </table:table-cell>
          <table:table-cell office:value-type="string" calcext:value-type="string">
            <text:p>qsd:T50-TRIFILAR</text:p>
          </table:table-cell>
          <table:table-cell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nector" table:style-name="ta1">
        <table:table-column table:style-name="co6" table:default-cell-style-name="Default"/>
        <table:table-column table:style-name="co6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Switch</text:p>
          </table:table-cell>
          <table:table-cell office:value-type="string" calcext:value-type="string">
            <text:p>Connector_BarrelJack:BarrelJack_CUI_PJ-102AH_Horizontal</text:p>
          </table:table-cell>
        </table:table-row>
        <table:table-row table:style-name="ro1">
          <table:table-cell table:style-name="ce1"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227161-3</text:p>
          </table:table-cell>
          <table:table-cell office:value-type="string" calcext:value-type="string">
            <text:p>SamacSys_Parts:52271613</text:p>
          </table:table-cell>
        </table:table-row>
        <table:table-row table:style-name="ro1">
          <table:table-cell table:style-name="ce1"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Connector_Wire:SolderWire-0.75sqmm_1x03_P4.8mm_D1.25mm_OD2.3mm</text:p>
          </table:table-cell>
        </table:table-row>
        <table:table-row table:style-name="ro1">
          <table:table-cell table:style-name="ce1" office:value-type="string" calcext:value-type="string">
            <text:p>J4, J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udioJack2_Switch</text:p>
          </table:table-cell>
          <table:table-cell office:value-type="string" calcext:value-type="string">
            <text:p>Connector_Audio:Jack_6.35mm_Neutrik_NMJ4HFD3_Horizontal</text:p>
          </table:table-cell>
        </table:table-row>
        <table:table-row table:style-name="ro1">
          <table:table-cell table:style-name="ce1"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udioJack3_Switch</text:p>
          </table:table-cell>
          <table:table-cell office:value-type="string" calcext:value-type="string">
            <text:p>Connector_Audio:Jack_6.35mm_Neutrik_NMJ6HFD2_Horizontal</text:p>
          </table:table-cell>
        </table:table-row>
        <table:table-row table:style-name="ro1">
          <table:table-cell table:style-name="ce1" office:value-type="string" calcext:value-type="string">
            <text:p>J7, J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table:style-name="ce1"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1</text:p>
          </table:table-cell>
          <table:table-cell office:value-type="string" calcext:value-type="string">
            <text:p>Connector_PinHeader_2.54mm:PinHeader_1x11_P2.54mm_Vertical</text:p>
          </table:table-cell>
        </table:table-row>
        <table:table-row table:style-name="ro1">
          <table:table-cell table:style-name="ce1"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8</text:p>
          </table:table-cell>
          <table:table-cell office:value-type="string" calcext:value-type="string">
            <text:p>Connector_PinHeader_2.54mm:PinHeader_1x18_P2.54mm_Vertical</text:p>
          </table:table-cell>
        </table:table-row>
        <table:table-row table:style-name="ro1">
          <table:table-cell table:style-name="ce1"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table:style-name="ce1"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</table:table-row>
        <table:table-row table:style-name="ro4">
          <table:table-cell table:style-name="ce1" office:value-type="string" calcext:value-type="string">
            <text:p>J13, J14, J1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table:style-name="ce1" office:value-type="string" calcext:value-type="string">
            <text:p>J16, J1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00mm:PinHeader_1x02_P2.00mm_Vertical</text:p>
          </table:table-cell>
        </table:table-row>
        <table:table-row table:style-name="ro1">
          <table:table-cell table:style-name="ce1"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02PTH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="56%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4-11-25T13:10:52.921000000</dc:date>
    <meta:editing-duration>P2DT20H27M5S</meta:editing-duration>
    <meta:editing-cycles>12</meta:editing-cycles>
    <meta:print-date>2024-11-25T13:10:46.220000000</meta:print-date>
    <meta:document-statistic meta:table-count="6" meta:cell-count="809" meta:object-count="0"/>
  </office:meta>
</office:document-meta>
</file>